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d6" officeooo:paragraph-rsid="000d18d6"/>
    </style:style>
    <style:style style:name="P2" style:family="paragraph" style:parent-style-name="Standard">
      <style:text-properties officeooo:rsid="000d18d6" officeooo:paragraph-rsid="000d8721"/>
    </style:style>
    <style:style style:name="P3" style:family="paragraph" style:parent-style-name="Standard">
      <style:text-properties style:font-name="Liberation Mono" officeooo:rsid="000d18d6" officeooo:paragraph-rsid="000d18d6"/>
    </style:style>
    <style:style style:name="P4" style:family="paragraph" style:parent-style-name="Standard">
      <style:text-properties style:font-name="Liberation Mono" officeooo:rsid="000d18d6" officeooo:paragraph-rsid="0020a9e5"/>
    </style:style>
    <style:style style:name="P5" style:family="paragraph" style:parent-style-name="Standard">
      <style:text-properties style:font-name="Liberation Mono" officeooo:rsid="000d18d6" officeooo:paragraph-rsid="002079e0"/>
    </style:style>
    <style:style style:name="P6" style:family="paragraph" style:parent-style-name="Standard">
      <style:text-properties style:font-name="Liberation Mono" officeooo:rsid="000d8721" officeooo:paragraph-rsid="000d8721"/>
    </style:style>
    <style:style style:name="P7" style:family="paragraph" style:parent-style-name="Standard">
      <style:text-properties style:font-name="Liberation Mono" officeooo:rsid="000d8721" officeooo:paragraph-rsid="000f07a7"/>
    </style:style>
    <style:style style:name="P8" style:family="paragraph" style:parent-style-name="Standard">
      <style:text-properties style:font-name="Liberation Mono" officeooo:rsid="000d8721" officeooo:paragraph-rsid="0022a3b6"/>
    </style:style>
    <style:style style:name="P9" style:family="paragraph" style:parent-style-name="Standard">
      <style:text-properties style:font-name="Liberation Mono" officeooo:rsid="000d8721" officeooo:paragraph-rsid="0025a4ca"/>
    </style:style>
    <style:style style:name="P10" style:family="paragraph" style:parent-style-name="Standard">
      <style:text-properties style:font-name="Liberation Mono" officeooo:rsid="000d8721" officeooo:paragraph-rsid="002911e1"/>
    </style:style>
    <style:style style:name="P11" style:family="paragraph" style:parent-style-name="Standard">
      <style:text-properties style:font-name="Liberation Mono" officeooo:rsid="00197e8d" officeooo:paragraph-rsid="00133534"/>
    </style:style>
    <style:style style:name="P12" style:family="paragraph" style:parent-style-name="Standard">
      <style:text-properties style:font-name="Liberation Mono" officeooo:rsid="00197e8d" officeooo:paragraph-rsid="001615aa"/>
    </style:style>
    <style:style style:name="P13" style:family="paragraph" style:parent-style-name="Standard">
      <style:text-properties style:font-name="Liberation Mono" fo:font-weight="normal" officeooo:rsid="00197e8d" officeooo:paragraph-rsid="002079e0" style:font-weight-asian="normal" style:font-weight-complex="normal"/>
    </style:style>
    <style:style style:name="P14" style:family="paragraph" style:parent-style-name="Standard">
      <style:text-properties style:font-name="Liberation Mono" fo:font-weight="normal" officeooo:rsid="00181f83" officeooo:paragraph-rsid="002079e0" style:font-weight-asian="normal" style:font-weight-complex="normal"/>
    </style:style>
    <style:style style:name="P15" style:family="paragraph" style:parent-style-name="Standard">
      <style:text-properties style:font-name="Liberation Mono" officeooo:rsid="0010bb1d" officeooo:paragraph-rsid="0020a9e5"/>
    </style:style>
    <style:style style:name="P16" style:family="paragraph" style:parent-style-name="Standard">
      <style:text-properties style:font-name="Liberation Mono" officeooo:rsid="0025dfb3" officeooo:paragraph-rsid="0025dfb3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d18d6" officeooo:paragraph-rsid="000d18d6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bold" officeooo:rsid="000d18d6" officeooo:paragraph-rsid="000d18d6" style:font-weight-asian="bold" style:font-weight-complex="bold"/>
    </style:style>
    <style:style style:name="P19" style:family="paragraph" style:parent-style-name="Standard">
      <style:text-properties fo:font-weight="bold" officeooo:rsid="000d8721" officeooo:paragraph-rsid="000d872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33534" officeooo:paragraph-rsid="00133534" style:font-weight-asian="bold" style:font-weight-complex="bold"/>
    </style:style>
    <style:style style:name="P21" style:family="paragraph" style:parent-style-name="Standard">
      <style:text-properties fo:font-weight="bold" officeooo:rsid="00129793" officeooo:paragraph-rsid="000d18d6" style:font-weight-asian="bold" style:font-weight-complex="bold"/>
    </style:style>
    <style:style style:name="P22" style:family="paragraph" style:parent-style-name="Standard">
      <style:text-properties fo:font-weight="bold" officeooo:rsid="002079e0" officeooo:paragraph-rsid="002079e0" style:font-weight-asian="bold" style:font-weight-complex="bold"/>
    </style:style>
    <style:style style:name="P23" style:family="paragraph" style:parent-style-name="Standard">
      <style:text-properties fo:font-weight="bold" officeooo:rsid="0010bb1d" officeooo:paragraph-rsid="0020a9e5" style:font-weight-asian="bold" style:font-weight-complex="bold"/>
    </style:style>
    <style:style style:name="P24" style:family="paragraph" style:parent-style-name="Standard">
      <style:text-properties fo:font-weight="bold" officeooo:rsid="0022a3b6" officeooo:paragraph-rsid="0022a3b6" style:font-weight-asian="bold" style:font-weight-complex="bold"/>
    </style:style>
    <style:style style:name="P25" style:family="paragraph" style:parent-style-name="Standard">
      <style:text-properties fo:font-weight="bold" officeooo:rsid="0023c22c" officeooo:paragraph-rsid="0023c22c" style:font-weight-asian="bold" style:font-weight-complex="bold"/>
    </style:style>
    <style:style style:name="P26" style:family="paragraph" style:parent-style-name="Standard">
      <style:text-properties officeooo:rsid="000d22ff" officeooo:paragraph-rsid="000d22ff"/>
    </style:style>
    <style:style style:name="P27" style:family="paragraph" style:parent-style-name="Standard">
      <style:text-properties officeooo:paragraph-rsid="000d18d6"/>
    </style:style>
    <style:style style:name="P28" style:family="paragraph" style:parent-style-name="Standard">
      <style:text-properties officeooo:rsid="000d8721" officeooo:paragraph-rsid="000d8721"/>
    </style:style>
    <style:style style:name="P29" style:family="paragraph" style:parent-style-name="Standard">
      <style:text-properties officeooo:rsid="000d8721" officeooo:paragraph-rsid="000f07a7"/>
    </style:style>
    <style:style style:name="P30" style:family="paragraph" style:parent-style-name="Standard">
      <style:text-properties officeooo:rsid="000f07a7" officeooo:paragraph-rsid="000f07a7"/>
    </style:style>
    <style:style style:name="P31" style:family="paragraph" style:parent-style-name="Standard">
      <style:text-properties officeooo:rsid="000f07a7" officeooo:paragraph-rsid="000d8721"/>
    </style:style>
    <style:style style:name="P32" style:family="paragraph" style:parent-style-name="Standard">
      <style:text-properties officeooo:rsid="00133534" officeooo:paragraph-rsid="00133534"/>
    </style:style>
    <style:style style:name="P33" style:family="paragraph" style:parent-style-name="Standard">
      <style:text-properties officeooo:rsid="001615aa" officeooo:paragraph-rsid="001615aa"/>
    </style:style>
    <style:style style:name="P34" style:family="paragraph" style:parent-style-name="Standard">
      <style:text-properties style:font-name="Liberation Serif" fo:font-weight="normal" officeooo:rsid="001960f1" officeooo:paragraph-rsid="001960f1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1960f1" officeooo:paragraph-rsid="002079e0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17276b" officeooo:paragraph-rsid="002079e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weight="normal" officeooo:rsid="002b1165" officeooo:paragraph-rsid="002b1165" style:font-weight-asian="normal" style:font-weight-complex="normal"/>
    </style:style>
    <style:style style:name="P38" style:family="paragraph" style:parent-style-name="Standard">
      <style:text-properties style:font-name="Liberation Serif" officeooo:rsid="0025a4ca" officeooo:paragraph-rsid="0025dfb3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weight="bold" officeooo:rsid="00133534" officeooo:paragraph-rsid="002b0043" style:font-weight-asian="bold" style:font-weight-complex="bold"/>
    </style:style>
    <style:style style:name="P40" style:family="paragraph" style:parent-style-name="Standard">
      <style:text-properties officeooo:rsid="002079e0" officeooo:paragraph-rsid="002079e0"/>
    </style:style>
    <style:style style:name="P41" style:family="paragraph" style:parent-style-name="Standard">
      <style:text-properties fo:font-weight="normal" officeooo:rsid="0017276b" officeooo:paragraph-rsid="002079e0" style:font-weight-asian="normal" style:font-weight-complex="normal"/>
    </style:style>
    <style:style style:name="P42" style:family="paragraph" style:parent-style-name="Standard">
      <style:text-properties fo:font-weight="normal" officeooo:rsid="001960f1" officeooo:paragraph-rsid="002079e0" style:font-weight-asian="normal" style:font-weight-complex="normal"/>
    </style:style>
    <style:style style:name="P43" style:family="paragraph" style:parent-style-name="Standard">
      <style:text-properties fo:font-weight="normal" officeooo:rsid="000d18d6" officeooo:paragraph-rsid="002079e0" style:font-weight-asian="normal" style:font-weight-complex="normal"/>
    </style:style>
    <style:style style:name="P44" style:family="paragraph" style:parent-style-name="Standard">
      <style:text-properties officeooo:rsid="0020a9e5" officeooo:paragraph-rsid="0020a9e5"/>
    </style:style>
    <style:style style:name="P45" style:family="paragraph" style:parent-style-name="Standard">
      <style:text-properties officeooo:rsid="0010bb1d" officeooo:paragraph-rsid="0020a9e5"/>
    </style:style>
    <style:style style:name="P46" style:family="paragraph" style:parent-style-name="Standard">
      <style:text-properties officeooo:rsid="0010bb1d" officeooo:paragraph-rsid="0022a3b6"/>
    </style:style>
    <style:style style:name="P47" style:family="paragraph" style:parent-style-name="Standard">
      <style:text-properties officeooo:rsid="0022a3b6" officeooo:paragraph-rsid="0022a3b6"/>
    </style:style>
    <style:style style:name="P48" style:family="paragraph" style:parent-style-name="Standard">
      <style:text-properties officeooo:rsid="0023c22c" officeooo:paragraph-rsid="0023c22c"/>
    </style:style>
    <style:style style:name="P49" style:family="paragraph" style:parent-style-name="Standard">
      <style:text-properties officeooo:rsid="0025a4ca" officeooo:paragraph-rsid="0025a4ca"/>
    </style:style>
    <style:style style:name="P50" style:family="paragraph" style:parent-style-name="Standard">
      <style:text-properties officeooo:rsid="0025a4ca" officeooo:paragraph-rsid="002911e1"/>
    </style:style>
    <style:style style:name="P51" style:family="paragraph" style:parent-style-name="Standard" style:list-style-name="L1">
      <style:text-properties fo:font-weight="bold" officeooo:rsid="001e7098" officeooo:paragraph-rsid="001e7098" style:font-weight-asian="bold" style:font-weight-complex="bold"/>
    </style:style>
    <style:style style:name="P52" style:family="paragraph" style:parent-style-name="Standard" style:list-style-name="L1">
      <style:text-properties fo:font-weight="bold" officeooo:rsid="001faf6d" officeooo:paragraph-rsid="001e7098" style:font-weight-asian="bold" style:font-weight-complex="bold"/>
    </style:style>
    <style:style style:name="P53" style:family="paragraph" style:parent-style-name="Standard" style:list-style-name="L1">
      <style:text-properties fo:font-weight="bold" officeooo:rsid="001faf6d" officeooo:paragraph-rsid="001faf6d" style:font-weight-asian="bold" style:font-weight-complex="bold"/>
    </style:style>
    <style:style style:name="P54" style:family="paragraph" style:parent-style-name="Standard" style:list-style-name="L1">
      <style:text-properties fo:font-weight="bold" officeooo:rsid="002079e0" officeooo:paragraph-rsid="001faf6d" style:font-weight-asian="bold" style:font-weight-complex="bold"/>
    </style:style>
    <style:style style:name="P55" style:family="paragraph" style:parent-style-name="Standard" style:list-style-name="L1">
      <style:text-properties fo:font-weight="bold" officeooo:rsid="0020a9e5" officeooo:paragraph-rsid="0020a9e5" style:font-weight-asian="bold" style:font-weight-complex="bold"/>
    </style:style>
    <style:style style:name="P56" style:family="paragraph" style:parent-style-name="Standard" style:list-style-name="L1">
      <style:text-properties officeooo:rsid="001e7098" officeooo:paragraph-rsid="001e7098"/>
    </style:style>
    <style:style style:name="P57" style:family="paragraph" style:parent-style-name="Standard" style:list-style-name="L1">
      <style:text-properties officeooo:rsid="001faf6d" officeooo:paragraph-rsid="001faf6d"/>
    </style:style>
    <style:style style:name="P58" style:family="paragraph" style:parent-style-name="Standard" style:list-style-name="L1">
      <style:text-properties officeooo:rsid="0022a3b6" officeooo:paragraph-rsid="0022a3b6"/>
    </style:style>
    <style:style style:name="P59" style:family="paragraph" style:parent-style-name="Standard" style:list-style-name="L1">
      <style:text-properties officeooo:rsid="0025a4ca" officeooo:paragraph-rsid="0025a4ca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2b004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weight="normal" officeooo:rsid="002ecd65" officeooo:paragraph-rsid="002ecd65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officeooo:rsid="000d18d6"/>
    </style:style>
    <style:style style:name="T3" style:family="text">
      <style:text-properties style:font-name="Liberation Mono" officeooo:rsid="000d18d6"/>
    </style:style>
    <style:style style:name="T4" style:family="text">
      <style:text-properties style:font-name="Liberation Mono" officeooo:rsid="0010bb1d"/>
    </style:style>
    <style:style style:name="T5" style:family="text">
      <style:text-properties style:font-name="Liberation Mono" officeooo:rsid="00197e8d"/>
    </style:style>
    <style:style style:name="T6" style:family="text">
      <style:text-properties style:font-name="Liberation Mono" officeooo:rsid="00181f83"/>
    </style:style>
    <style:style style:name="T7" style:family="text">
      <style:text-properties style:font-name="Liberation Mono" officeooo:rsid="001aed57"/>
    </style:style>
    <style:style style:name="T8" style:family="text">
      <style:text-properties style:font-name="Liberation Mono" officeooo:rsid="0020a9e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22ff" style:font-weight-asian="bold" style:font-weight-complex="bold"/>
    </style:style>
    <style:style style:name="T11" style:family="text">
      <style:text-properties fo:font-weight="bold" officeooo:rsid="00143654" style:font-weight-asian="bold" style:font-weight-complex="bold"/>
    </style:style>
    <style:style style:name="T12" style:family="text">
      <style:text-properties fo:font-weight="bold" officeooo:rsid="002079e0" style:font-weight-asian="bold" style:font-weight-complex="bold"/>
    </style:style>
    <style:style style:name="T13" style:family="text">
      <style:text-properties fo:font-weight="bold" officeooo:rsid="0020a9e5" style:font-weight-asian="bold" style:font-weight-complex="bold"/>
    </style:style>
    <style:style style:name="T14" style:family="text">
      <style:text-properties officeooo:rsid="000d22ff"/>
    </style:style>
    <style:style style:name="T15" style:family="text">
      <style:text-properties officeooo:rsid="000d8721"/>
    </style:style>
    <style:style style:name="T16" style:family="text">
      <style:text-properties officeooo:rsid="000f07a7"/>
    </style:style>
    <style:style style:name="T17" style:family="text">
      <style:text-properties officeooo:rsid="0010bb1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0d22ff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43654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0a9e5" style:font-style-asian="normal" style:font-weight-asian="bold" style:font-style-complex="normal" style:font-weight-complex="bold"/>
    </style:style>
    <style:style style:name="T22" style:family="text">
      <style:text-properties officeooo:rsid="00143654"/>
    </style:style>
    <style:style style:name="T23" style:family="text">
      <style:text-properties officeooo:rsid="001615aa"/>
    </style:style>
    <style:style style:name="T24" style:family="text">
      <style:text-properties officeooo:rsid="001960f1"/>
    </style:style>
    <style:style style:name="T25" style:family="text">
      <style:text-properties officeooo:rsid="001aed57"/>
    </style:style>
    <style:style style:name="T26" style:family="text">
      <style:text-properties officeooo:rsid="001ca79e"/>
    </style:style>
    <style:style style:name="T27" style:family="text">
      <style:text-properties officeooo:rsid="002079e0"/>
    </style:style>
    <style:style style:name="T28" style:family="text">
      <style:text-properties officeooo:rsid="0020a9e5"/>
    </style:style>
    <style:style style:name="T29" style:family="text">
      <style:text-properties officeooo:rsid="0025a4ca"/>
    </style:style>
    <style:style style:name="T30" style:family="text">
      <style:text-properties officeooo:rsid="0025dfb3"/>
    </style:style>
    <style:style style:name="T31" style:family="text">
      <style:text-properties officeooo:rsid="00280637"/>
    </style:style>
    <style:style style:name="T32" style:family="text">
      <style:text-properties officeooo:rsid="002911e1"/>
    </style:style>
    <style:style style:name="T33" style:family="text">
      <style:text-properties officeooo:rsid="002ab69c"/>
    </style:style>
    <style:style style:name="T34" style:family="text">
      <style:text-properties officeooo:rsid="002c642b"/>
    </style:style>
    <style:style style:name="T35" style:family="text">
      <style:text-properties officeooo:rsid="002ecd65"/>
    </style:style>
    <style:style style:name="T36" style:family="text">
      <style:text-properties officeooo:rsid="002f89cc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it — резвая инструкция:</text:p>
      <text:p text:style-name="P1"/>
      <text:list xml:id="list8573822413187886959" text:style-name="L1">
        <text:list-item>
          <text:p text:style-name="P51">Настроить <text:span text:style-name="T27">соединение</text:span> по SSH</text:p>
        </text:list-item>
        <text:list-item>
          <text:p text:style-name="P56">Создать пустой репозиторий на github - <text:span text:style-name="T28">самостоятельно</text:span></text:p>
        </text:list-item>
        <text:list-item>
          <text:p text:style-name="P52">Создать локальный репозиторий и связать с github.com</text:p>
        </text:list-item>
        <text:list-item>
          <text:p text:style-name="P53"><text:span text:style-name="T28">Отправляем</text:span> локальный репозиторий на github.com</text:p>
        </text:list-item>
        <text:list-item>
          <text:p text:style-name="P57">Узнать адрес репозитория на github.com — <text:span text:style-name="T28">от другого разработчика</text:span></text:p>
        </text:list-item>
        <text:list-item>
          <text:p text:style-name="P54">Клонировать github.com в локальный репозиторий</text:p>
        </text:list-item>
        <text:list-item>
          <text:p text:style-name="P55">Сохраняем изменения в локальном репозитории</text:p>
        </text:list-item>
        <text:list-item>
          <text:p text:style-name="P58">Сохраняем изменения в github.com</text:p>
        </text:list-item>
        <text:list-item>
          <text:p text:style-name="P58">Качаем изменения из github.com</text:p>
        </text:list-item>
        <text:list-item>
          <text:p text:style-name="P59">Работа с ветками</text:p>
        </text:list-item>
      </text:list>
      <text:p text:style-name="P40"/>
      <text:p text:style-name="P21"/>
      <text:p text:style-name="P43"><text:span text:style-name="T12">1</text:span><text:span text:style-name="T9">. </text:span><text:span text:style-name="T12">НАСТРОИТЬ соединение по SSH</text:span></text:p>
      <text:p text:style-name="P42">1. <text:span text:style-name="T25">Генерируем ключ </text:span>командой</text:p>
      <text:p text:style-name="P42"><text:span text:style-name="T7">ssh-keygen -t ed25519 -C </text:span><text:span text:style-name="T5">"dmtch@yandex.com"</text:span></text:p>
      <text:p text:style-name="P41">имя файла будет предложено, <text:span text:style-name="T25">если вводим свое, то сохраняем в каталоге ~/.ssh</text:span> , никакие пароли вводить не надо.</text:p>
      <text:p text:style-name="P41"/>
      <text:p text:style-name="P41">2. Проверяем доступность <text:span text:style-name="T25">агента </text:span><text:span text:style-name="T5">ssh</text:span> командой</text:p>
      <text:p text:style-name="P13">eval "$(ssh-agent -s)"</text:p>
      <text:p text:style-name="P41"/>
      <text:p text:style-name="P41">3. Добавляем ключ в ssh-агент командой <text:span text:style-name="T25">(при добавлении покажет емайл из файла)</text:span></text:p>
      <text:p text:style-name="P41"><text:span text:style-name="T5">ssh-add ~/.ssh/</text:span><text:span text:style-name="T6">github</text:span><text:span text:style-name="T7">_ed25519</text:span></text:p>
      <text:p text:style-name="P36"/>
      <text:p text:style-name="P35"><text:span text:style-name="T25">4</text:span>. <text:span text:style-name="T25">Можем п</text:span>ровер<text:span text:style-name="T25">ить</text:span>, что ключ подхвачен <text:span text:style-name="T26">ssh-</text:span>агенто<text:span text:style-name="T26">м</text:span> <text:span text:style-name="T25">(покажет для каждого ключа емайл)</text:span></text:p>
      <text:p text:style-name="P14">ssh-add -l</text:p>
      <text:p text:style-name="P36"/>
      <text:p text:style-name="P36"><text:span text:style-name="T25">5</text:span>.На удаленном хосте создаем ключ ssh, копируем в него содержимое <text:span text:style-name="T24">файла</text:span> с расширением pub</text:p>
      <text:p text:style-name="P36"/>
      <text:p text:style-name="P35"><text:span text:style-name="T25">6</text:span>. Проверяем связь <text:span text:style-name="T25">с хостом github.com </text:span>командой</text:p>
      <text:p text:style-name="P35"><text:span text:style-name="T6">ssh -T </text:span><text:a xlink:type="simple" xlink:href="mailto:git@github.com" text:style-name="Internet_20_link" text:visited-style-name="Visited_20_Internet_20_Link"><text:span text:style-name="T6">git@github.com</text:span></text:a></text:p>
      <text:p text:style-name="P1"/>
      <text:p text:style-name="P22">3. СОЗДАТЬ ЛОКАЛЬНЫЙ репозиторий и связать с github.com</text:p>
      <text:p text:style-name="P22">Команда</text:p>
      <text:p text:style-name="P5">git init</text:p>
      <text:p text:style-name="P40"><text:span text:style-name="T3">git remote add &lt;альяс&gt; &lt;адрес репозитория&gt;</text:span> - обычно <text:span text:style-name="T3">альяс=origin</text:span> для главного репозитория</text:p>
      <text:p text:style-name="P22">Пример</text:p>
      <text:p text:style-name="P5">git init</text:p>
      <text:p text:style-name="P40"><text:span text:style-name="T3">git remote add </text:span><text:span text:style-name="T1">origin</text:span><text:span text:style-name="T3"> </text:span><text:span text:style-name="T2">git@github.com</text:span><text:span text:style-name="T3">:dmtch-github/soft1.git</text:span></text:p>
      <text:p text:style-name="P22">Помощь</text:p>
      <text:p text:style-name="P44">Связь с глобальными репозиториями можно посмотреть командой</text:p>
      <text:p text:style-name="P4">git remote -v</text:p>
      <text:p text:style-name="P1"/>
      <text:p text:style-name="P45"><text:span text:style-name="T13">4</text:span><text:span text:style-name="T9">. </text:span><text:span text:style-name="T11">ОТПРАВЛЯЕМ</text:span><text:span text:style-name="T9"> </text:span><text:span text:style-name="T13">ЛОКАЛЬНЫЙ репозиторий на github.com</text:span>, связь с Интернетом потребуется!</text:p>
      <text:p text:style-name="P23">Команда</text:p>
      <text:p text:style-name="P45"><text:span text:style-name="T1">git push &lt;</text:span><text:span text:style-name="T8">альяс</text:span><text:span text:style-name="T1">&gt; [ветка репозитория]</text:span> — если новые серверы не добавляли и ответвлений не делали, то <text:span text:style-name="T28">альяс=</text:span><text:span text:style-name="T1">origin</text:span></text:p>
      <text:p text:style-name="P23">Пример</text:p>
      <text:p text:style-name="P15">git push origin <text:span text:style-name="T31">[twig]</text:span></text:p>
      <text:p text:style-name="P23">Помощь</text:p>
      <text:p text:style-name="P45">Вся история изменений будет отправлена на оригинальный сервер, кратко именуемый <text:span text:style-name="T1">origin</text:span>, его адрес можно посмотреть командой</text:p>
      <text:p text:style-name="P15">git remote -v</text:p>
      <text:p text:style-name="P1"><text:soft-page-break/><text:span text:style-name="T12">6</text:span><text:span text:style-name="T9">. </text:span><text:span text:style-name="T12">КЛОНИРОВАТЬ</text:span><text:span text:style-name="T9"> </text:span><text:span text:style-name="T10">git</text:span><text:span text:style-name="T12">hub.com в локальный репозиторий</text:span>. <text:span text:style-name="T14">При скачивании (клонировании) будет</text:span> созда<text:span text:style-name="T14">н</text:span> локальный Git‑репозиторий на <text:span text:style-name="T14">вашем</text:span> диске по образцу репозитория в Интернете.</text:p>
      <text:p text:style-name="P1">Клонировать <text:span text:style-name="T27">лучше</text:span> по ssh, тогда последующие обмены с <text:span text:style-name="T27">github.com</text:span> будут <text:span text:style-name="T14">проходить </text:span>без ввода логин/пароль.</text:p>
      <text:p text:style-name="P18">Команда</text:p>
      <text:p text:style-name="P1"><text:span text:style-name="T1">git clone &lt;адрес репозитория&gt; [локальная папка для репозитория]</text:span> — если локальная папка не указана, то будет создана папка с именем репозитория</text:p>
      <text:p text:style-name="P18">Пример</text:p>
      <text:p text:style-name="P27"><text:span text:style-name="T3">git clone </text:span><text:span text:style-name="T2">git@github.com</text:span><text:span text:style-name="T3">:dmtch-github/soft1.git</text:span></text:p>
      <text:p text:style-name="P18">Помощь</text:p>
      <text:p text:style-name="P1">Как узнать откуда скачан репозиторий? В папке репозитория вводим команду</text:p>
      <text:p text:style-name="P3">git remote -v</text:p>
      <text:p text:style-name="P1">Будут показаны удаленные серверы связаные с репозиторием <text:span text:style-name="T16">(сюприз — их может быть несколько)</text:span>. Адрес <text:span text:style-name="T15">в</text:span> строк<text:span text:style-name="T15">е</text:span> <text:span text:style-name="T1">origin</text:span> указывает на оригинальный репозиторий</text:p>
      <text:p text:style-name="P3">origin<text:tab/>git@github.com:dmtch-github/soft1.git (fetch)</text:p>
      <text:p text:style-name="P3">origin<text:tab/>git@github.com:dmtch-github/soft1.git (push)</text:p>
      <text:p text:style-name="P1"/>
      <text:p text:style-name="P26"><text:span text:style-name="T11">ИЗМЕНЯЕМ</text:span><text:span text:style-name="T22"> данные в своем локальном</text:span> git-репозитори<text:span text:style-name="T22">и</text:span> и фиксир<text:span text:style-name="T17">уем изменения</text:span> в <text:span text:style-name="T17">нём!!!</text:span></text:p>
      <text:p text:style-name="P1"/>
      <text:p text:style-name="P2"><text:span text:style-name="T21">7</text:span><text:span text:style-name="T18">. </text:span><text:span text:style-name="T20">СОХРАНЯЕМ</text:span><text:span text:style-name="T19"> </text:span><text:span text:style-name="T21">изменения</text:span><text:span text:style-name="T10"> в локальном репозитории</text:span><text:span text:style-name="T14">, при этом связь с Интернет‑репозиторием не требуется. Сохранение выполняется в два шага: 1 — добавить (add) сохраняемые файлы, 2 — зафиксировать (commit) файлы git'ом</text:span></text:p>
      <text:p text:style-name="P19">Команды</text:p>
      <text:p text:style-name="P6">git add -<text:span text:style-name="T30">A|</text:span>&lt;список или маска файлов&gt;</text:p>
      <text:p text:style-name="P6">git commit -m «комментарий для фиксации»</text:p>
      <text:p text:style-name="P19">Пример</text:p>
      <text:p text:style-name="P6">git add *.c *.h</text:p>
      <text:p text:style-name="P6">git commit -m «Добавил новые файлы *.c и *.h»</text:p>
      <text:p text:style-name="P19">Помощь</text:p>
      <text:p text:style-name="P31">Как узнать какие файлы буду фиксироваться? Кстати, по-умолчанию — никакие! Проверить это можно командой</text:p>
      <text:p text:style-name="P6">git status</text:p>
      <text:p text:style-name="P29"><text:span text:style-name="T16">З</text:span>еленый список файлов — заявлены на фиксацию в репозиторий, красный список файлов — не учитываются при текущей фиксации в git. Если зеленого списка нет, то в репозитори<text:span text:style-name="T17">и</text:span> н<text:span text:style-name="T16">и</text:span>ч<text:span text:style-name="T16">е</text:span>го <text:span text:style-name="T16">не </text:span>фиксир<text:span text:style-name="T16">уется</text:span>. <text:span text:style-name="T17">Формируем зеленый список командой </text:span><text:span text:style-name="T4">add</text:span><text:span text:style-name="T17">. </text:span>Если в зелен<text:span text:style-name="T16">ом</text:span> списк<text:span text:style-name="T16">е</text:span> <text:span text:style-name="T16">оказались</text:span> лишние файлы, то можно их удалить выборочно</text:p>
      <text:p text:style-name="P7">git reset <text:span text:style-name="T16">&lt;полное имя файла, как оно указано в зеленом списке&gt;</text:span></text:p>
      <text:p text:style-name="P29">или полностью</text:p>
      <text:p text:style-name="P6">git reset</text:p>
      <text:p text:style-name="P30">После того, как сформирован правильный зеленый список файлов, можно делать <text:span text:style-name="T1">commit</text:span>.</text:p>
      <text:p text:style-name="P30"/>
      <text:p text:style-name="P46"/>
      <text:p text:style-name="P24">8. СОХРАНЯЕМ изменения в github.com</text:p>
      <text:p text:style-name="P47">Команда</text:p>
      <text:p text:style-name="P8">git push &lt;альяс&gt; [ветка]</text:p>
      <text:p text:style-name="P47"/>
      <text:p text:style-name="P47"/>
      <text:p text:style-name="P24">9. КАЧАЕМ изменения из github.com</text:p>
      <text:p text:style-name="P47">Команда</text:p>
      <text:p text:style-name="P8">git pull &lt;origin&gt; [ветка]</text:p>
      <text:p text:style-name="P46"/>
      <text:p text:style-name="P25">10. <text:span text:style-name="T29">РАБОТА С ВЕТКАМИ</text:span></text:p>
      <text:p text:style-name="P48">1. <text:span text:style-name="T29">Создать новую ветку (остаемся на старой ветке)</text:span></text:p>
      <text:p text:style-name="P9">git branch &lt;<text:span text:style-name="T29">имя</text:span> новой ветки&gt;</text:p>
      <text:p text:style-name="P50">Удалить ненужную ветку</text:p>
      <text:p text:style-name="P10">git branch -<text:span text:style-name="T32">d</text:span> &lt;имя ветки&gt;</text:p>
      <text:p text:style-name="P49"><text:soft-page-break/>Посмотреть имеющиеся ветки</text:p>
      <text:p text:style-name="P9">git branch</text:p>
      <text:p text:style-name="P9"/>
      <text:p text:style-name="P38">2.Переименовать ветку</text:p>
      <text:p text:style-name="P16">git branch -m &lt;имя ветки&gt; &lt;новое имя ветки&gt;</text:p>
      <text:p text:style-name="P49"/>
      <text:p text:style-name="P49">2. Переключить на другую ветку</text:p>
      <text:p text:style-name="P9">git che<text:span text:style-name="T33">c</text:span>kout &lt;имя новой ветки&gt;</text:p>
      <text:p text:style-name="P49"/>
      <text:p text:style-name="P49">3. Слить ветки, выполняется в активной ветке</text:p>
      <text:p text:style-name="P9">git merge &lt;имя новой ветки&gt;</text:p>
      <text:p text:style-name="P49"/>
      <text:p text:style-name="P49"/>
      <text:p text:style-name="P49"/>
      <text:p text:style-name="P49"/>
      <text:p text:style-name="P49"/>
      <text:p text:style-name="P20">Настройка git</text:p>
      <text:p text:style-name="P32">1.указываем <text:span text:style-name="T23">ГЛОБАЛЬНЫЕ </text:span>данные <text:span text:style-name="T23">для работы с репозиторием попадут в файл .gitconfig</text:span></text:p>
      <text:p text:style-name="P11">git config --global user.name "My Name"</text:p>
      <text:p text:style-name="P11">git config --global user.email myEmail@example.com</text:p>
      <text:p text:style-name="P32"/>
      <text:p text:style-name="P33">или ЛОКАЛЬНЫЕ в текущем каталоге репозитория, попаду в файл .git/config</text:p>
      <text:p text:style-name="P12">git config --<text:span text:style-name="T23">local</text:span> user.name "My Name"</text:p>
      <text:p text:style-name="P12">git config --<text:span text:style-name="T23">local</text:span> user.email myEmail@example.com</text:p>
      <text:p text:style-name="P32"/>
      <text:p text:style-name="P32">2.</text:p>
      <text:p text:style-name="P32"/>
      <text:p text:style-name="P32"/>
      <text:p text:style-name="P28"/>
      <text:p text:style-name="P39">Вопросы</text:p>
      <text:p text:style-name="P60">1.Почему после клонирования репозитория отображается только ветка master по команде git branch, <text:span text:style-name="T34">а другие ветки не отображаются?</text:span></text:p>
      <text:p text:style-name="P61">2. Почему после команды pull не отображаются ветки полученные из глобального репозитория? <text:span text:style-name="T36">Почему получается создать ветку с таким же именем, с каким скачали командой pull?</text:span></text:p>
      <text:p text:style-name="P37"><text:span text:style-name="T35">3</text:span>.Как посмотреть отличается ли локальный репо от интернет-репо?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52:10.593947613</meta:creation-date>
    <dc:date>2021-05-25T17:58:46.188470288</dc:date>
    <meta:editing-duration>PT22H32M6S</meta:editing-duration>
    <meta:editing-cycles>21</meta:editing-cycles>
    <meta:generator>LibreOffice/4.3.3.2$Linux_X86_64 LibreOffice_project/430m0$Build-2</meta:generator>
    <meta:document-statistic meta:table-count="0" meta:image-count="0" meta:object-count="0" meta:page-count="3" meta:paragraph-count="101" meta:word-count="688" meta:character-count="4850" meta:non-whitespace-character-count="4247"/>
  </office:meta>
</office:document-meta>
</file>